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3.4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tep1-error-table" table:style-name="ta1" table:print-ranges="'step1-error-table'.A1:'step1-error-table'.B170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3" office:value-type="string" calcext:value-type="string">
            <text:p>Version</text:p>
          </table:table-cell>
          <table:table-cell table:style-name="ce5" office:value-type="string" calcext:value-type="string">
            <text:p>Problem descrip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 -- 16,</text:p>
            <text:p> 23 -- 25, </text:p>
            <text:p>27 -- 37, </text:p>
            <text:p>39 -- 82, </text:p>
            <text:p>85 </text:p>
          </table:table-cell>
          <table:table-cell office:value-type="string" calcext:value-type="string">
            <text:p><text:s/>---- Valid and Well-form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7 -- 22 </text:p>
          </table:table-cell>
          <table:table-cell office:value-type="string" calcext:value-type="string">
            <text:p><text:s/>Line 23 : Standard name entry for 'air_density' has no &lt;description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7 -- 22 </text:p>
          </table:table-cell>
          <table:table-cell office:value-type="string" calcext:value-type="string">
            <text:p><text:s/>Line 32 : Standard name entry for 'air_pressure' has no &lt;description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7 -- 22 </text:p>
          </table:table-cell>
          <table:table-cell office:value-type="string" calcext:value-type="string">
            <text:p><text:s/>Line 58 : Standard name entry for 'air_pressure_at_freezing_level' has no &lt;description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7 -- 22 </text:p>
          </table:table-cell>
          <table:table-cell office:value-type="string" calcext:value-type="string">
            <text:p><text:s/>Line 208 : Standard name entry for 'atmosphere_heat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068 : Standard name entry for 'atmosphere_momentum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233 : Standard name entry for 'bioluminescent_photon_rate_in_sea_wat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427 : Standard name entry for 'convective_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837 : Standard name entry for '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845 : Standard name entry for 'ertel_potential_vortic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873 : Standard name entry for 'freezing_temperature_of_sea_wat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1966 : Standard name entry for 'height_above_sea_floo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2087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631 : Standard name entry for 'ocean_barotropic_streamfunction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663 : Standard name entry for 'ocean_isopycnal_layer_thickness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852 : Standard name entry for 'ocean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4883 : Standard name entry for 'planetary_albedo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074 : Standard name entry for 'pseudo_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101 : Standard name entry for '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124 : Standard name entry for 'relative_humid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09 : Standard name entry for 'sea_ice_extent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16 : Standard name entry for 'sea_ice_ma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32 : Standard name entry for 'sea_ice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35 : Standard name entry for 'sea_ice_thickne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244 : Standard name entry for 'sea_ice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455 : Standard name entry for 'sea_water_electrical_conduct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509 : Standard name entry for 'sea_water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570 : Standard name entry for 'snow_dens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5573 : Standard name entry for 'snow_grain_siz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8209 : Standard name entry for 'ti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8341 : Standard name entry for 'tropopause_air_press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ine 8745 : Standard name entry for 'wet_bulb_temperature' has no &lt;description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8 -- 20 </text:p>
          </table:table-cell>
          <table:table-cell office:value-type="string" calcext:value-type="string">
            <text:p><text:s/>Line 1076 : Standard name entry for 'atmosphere_momentum_diffusivity' has no &lt;description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8 -- 20 </text:p>
          </table:table-cell>
          <table:table-cell office:value-type="string" calcext:value-type="string">
            <text:p><text:s/>Line 1237 : Standard name entry for 'bioluminescent_photon_rate_in_sea_wat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443 : Standard name entry for 'convective_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857 : Standard name entry for '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865 : Standard name entry for 'ertel_potential_vortic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893 : Standard name entry for 'freezing_temperature_of_sea_wat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1986 : Standard name entry for 'height_above_sea_floo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2107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667 : Standard name entry for 'number_of_icebergs_per_unit_area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674 : Standard name entry for 'ocean_barotropic_streamfunction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706 : Standard name entry for 'ocean_isopycnal_layer_thickness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895 : Standard name entry for 'ocean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4926 : Standard name entry for 'planetary_albedo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121 : Standard name entry for 'pseudo_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148 : Standard name entry for '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171 : Standard name entry for 'relative_humid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56 : Standard name entry for 'sea_ice_extent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63 : Standard name entry for 'sea_ice_ma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79 : Standard name entry for 'sea_ice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82 : Standard name entry for 'sea_ice_thickne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291 : Standard name entry for 'sea_ice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502 : Standard name entry for 'sea_water_electrical_conduct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560 : Standard name entry for 'sea_water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621 : Standard name entry for 'snow_dens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5624 : Standard name entry for 'snow_grain_siz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8272 : Standard name entry for 'ti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8404 : Standard name entry for 'tropopause_air_press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Line 8800 : Standard name entry for 'wet_bulb_temperature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, 20 </text:p>
          </table:table-cell>
          <table:table-cell office:value-type="string" calcext:value-type="string">
            <text:p><text:s/>Line 1475 : Standard name entry for 'convective_rainfall_rate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, 20 </text:p>
          </table:table-cell>
          <table:table-cell office:value-type="string" calcext:value-type="string">
            <text:p><text:s/>Line 1889 : Standard name entry for '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, 20 </text:p>
          </table:table-cell>
          <table:table-cell office:value-type="string" calcext:value-type="string">
            <text:p><text:s/>Line 1897 : Standard name entry for 'ertel_potential_vorticity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, 20 </text:p>
          </table:table-cell>
          <table:table-cell office:value-type="string" calcext:value-type="string">
            <text:p><text:s/>Line 1925 : Standard name entry for 'freezing_temperature_of_sea_water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, 20 </text:p>
          </table:table-cell>
          <table:table-cell office:value-type="string" calcext:value-type="string">
            <text:p><text:s/>Line 2018 : Standard name entry for 'height_above_sea_floor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, 20 </text:p>
          </table:table-cell>
          <table:table-cell office:value-type="string" calcext:value-type="string">
            <text:p><text:s/>Line 2139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735 : Standard name entry for 'number_of_icebergs_per_unit_area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742 : Standard name entry for 'ocean_barotropic_streamfunction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774 : Standard name entry for 'ocean_isopycnal_layer_thickness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963 : Standard name entry for 'ocean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4994 : Standard name entry for 'planetary_albedo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189 : Standard name entry for 'pseudo_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216 : Standard name entry for '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239 : Standard name entry for 'relative_humid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24 : Standard name entry for 'sea_ice_extent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31 : Standard name entry for 'sea_ice_ma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47 : Standard name entry for 'sea_ice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50 : Standard name entry for 'sea_ice_thickne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359 : Standard name entry for 'sea_ice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582 : Standard name entry for 'sea_water_electrical_conduct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722 : Standard name entry for 'snow_dens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5725 : Standard name entry for 'snow_grain_siz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8373 : Standard name entry for 'ti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8505 : Standard name entry for 'tropopause_air_press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ine 8901 : Standard name entry for 'wet_bulb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743 : Standard name entry for 'number_of_icebergs_per_unit_area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750 : Standard name entry for 'ocean_barotropic_streamfunction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782 : Standard name entry for 'ocean_isopycnal_layer_thickness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4971 : Standard name entry for 'ocean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002 : Standard name entry for 'planetary_albedo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197 : Standard name entry for 'pseudo_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224 : Standard name entry for '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247 : Standard name entry for 'relative_humid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32 : Standard name entry for 'sea_ice_extent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39 : Standard name entry for 'sea_ice_ma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55 : Standard name entry for 'sea_ice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58 : Standard name entry for 'sea_ice_thickne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367 : Standard name entry for 'sea_ice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590 : Standard name entry for 'sea_water_electrical_conduct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730 : Standard name entry for 'snow_dens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5733 : Standard name entry for 'snow_grain_siz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6664 : Standard name entry for 'tendency_of_air_temperature_due_to_radiative_heating' has no &lt;canonical_units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9325 : Standard name entry for 'ti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9457 : Standard name entry for 'tropopause_air_press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ine 9861 : Standard name entry for 'wet_bulb_temperature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1080 : Standard name entry for 'atmosphere_momentum_diffusivity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1241 : Standard name entry for 'bioluminescent_photon_rate_in_sea_water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1479 : Standard name entry for 'convective_rainfall_rate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1893 : Standard name entry for '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1901 : Standard name entry for 'ertel_potential_vorticity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1929 : Standard name entry for 'freezing_temperature_of_sea_water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2022 : Standard name entry for 'height_above_sea_floor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2147 : Standard name entry for 'kinetic_energy_dissipation_in_atmosphere_boundary_layer' has no &lt;description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, 22 </text:p>
          </table:table-cell>
          <table:table-cell office:value-type="string" calcext:value-type="string">
            <text:p><text:s/>Line 2173 : Standard name entry for 'land_cover_lccs' has no &lt;canonical_units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762 : Standard name entry for 'number_of_icebergs_per_unit_area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769 : Standard name entry for 'ocean_barotropic_streamfunction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801 : Standard name entry for 'ocean_isopycnal_layer_thickness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4990 : Standard name entry for 'ocean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021 : Standard name entry for 'planetary_albedo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216 : Standard name entry for 'pseudo_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243 : Standard name entry for '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266 : Standard name entry for 'relative_humid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55 : Standard name entry for 'sea_ice_extent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62 : Standard name entry for 'sea_ice_ma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78 : Standard name entry for 'sea_ice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81 : Standard name entry for 'sea_ice_thickne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390 : Standard name entry for 'sea_ice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613 : Standard name entry for 'sea_water_electrical_conduct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753 : Standard name entry for 'snow_dens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5756 : Standard name entry for 'snow_grain_siz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6691 : Standard name entry for 'tendency_of_air_temperature_due_to_radiative_heating' has no &lt;canonical_units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9351 : Standard name entry for 'ti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9483 : Standard name entry for 'tropopause_air_press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ine 9887 : Standard name entry for 'wet_bulb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766 : Standard name entry for 'number_of_icebergs_per_unit_area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773 : Standard name entry for 'ocean_barotropic_streamfunction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805 : Standard name entry for 'ocean_isopycnal_layer_thickness_diffus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4994 : Standard name entry for 'ocean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025 : Standard name entry for 'planetary_albedo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220 : Standard name entry for 'pseudo_equivalent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247 : Standard name entry for 'rainfall_rat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270 : Standard name entry for 'relative_humid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59 : Standard name entry for 'sea_ice_extent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66 : Standard name entry for 'sea_ice_ma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82 : Standard name entry for 'sea_ice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85 : Standard name entry for 'sea_ice_thickness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394 : Standard name entry for 'sea_ice_volu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617 : Standard name entry for 'sea_water_electrical_conductiv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761 : Standard name entry for 'snow_density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5764 : Standard name entry for 'snow_grain_siz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6703 : Standard name entry for 'tendency_of_air_temperature_due_to_radiative_heating' has no &lt;canonical_units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9431 : Standard name entry for 'tim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9563 : Standard name entry for 'tropopause_air_press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ine 9967 : Standard name entry for 'wet_bulb_temperature' has no &lt;description&gt;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Line 14971 : Standard name entry for 'tendency_of_atmosphere_moles_of_methanol' has no &lt;canonical_units&gt;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miscellaneous_phytoplankt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hytoplankt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due_to_nitrate_utilizati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leaves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roots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wood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icophytoplankt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atmosphere_specific_convective_available_potential_energy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gross_primary_productivity_of_carb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calcareous_phytoplankton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toms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zotrophs' is not a valid value of the atomic type 'xs:ID'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3, 84 </text:p>
          </table:table-cell>
          <table:table-cell office:value-type="string" calcext:value-type="string">
            <text:p><text:s/>Element 'entry', attribute 'id': 'drainage_amount_through_base_of_soil_model' is not a valid value of the atomic type 'xs:ID'.</text:p>
          </table:table-cell>
          <table:table-cell table:number-columns-repeated="1022"/>
        </table:table-row>
        <table:table-row table:style-name="ro3" table:number-rows-repeated="10484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977cm" fo:margin-right="0.707cm" style:scale-to="75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22:43:43.734982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22:59:05.919130932</dc:date>
    <meta:editing-duration>PT5M15S</meta:editing-duration>
    <meta:editing-cycles>2</meta:editing-cycles>
    <meta:generator>LibreOffice/7.1.8.1$Linux_X86_64 LibreOffice_project/10$Build-1</meta:generator>
    <meta:document-statistic meta:table-count="1" meta:cell-count="340" meta:object-count="0"/>
  </office:meta>
</office:document-meta>
</file>